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3.73pt" svg:x="167.02pt" svg:y="3.03pt">
            <draw:object draw:notify-on-update-of-ranges="Sheet1.A7:Sheet1.A16 Sheet1.B7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45.67pt" svg:y="22.39pt">
            <draw:object draw:notify-on-update-of-ranges="Sheet1.N6:Sheet1.N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159.22pt" svg:y="397.56pt">
            <draw:object draw:notify-on-update-of-ranges="Sheet1.B32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n=15k</text:p>
          </table:table-cell>
          <table:table-cell office:value-type="string" calcext:value-type="string">
            <text:p>Keeping w=100</text:p>
          </table:table-cell>
        </table:table-row>
        <table:table-row table:style-name="ro1">
          <table:table-cell office:value-type="string" calcext:value-type="string">
            <text:p>N = 15k</text:p>
          </table:table-cell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tim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6" calcext:value-type="float">
            <text:p>7.8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6" calcext:value-type="float">
            <text:p>2.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9" calcext:value-type="float">
            <text:p>1.5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4" calcext:value-type="float">
            <text:p>1.44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38" calcext:value-type="float">
            <text:p>1.3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4" calcext:value-type="float">
            <text:p>1.4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27" calcext:value-type="float">
            <text:p>1.2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7" calcext:value-type="float">
            <text:p>1.27</text:p>
          </table:table-cell>
          <table:table-cell table:number-columns-repeated="1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office:value-type="string" calcext:value-type="string">
            <text:p>file transfer with 1.cs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sing default valu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6" calcext:value-type="float">
            <text:p>0.36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4" calcext:value-type="float">
            <text:p>0.21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7" calcext:value-type="float">
            <text:p>0.23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3" calcext:value-type="float">
            <text:p>0.16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5" calcext:value-type="float">
            <text:p>0.13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5" calcext:value-type="float">
            <text:p>0.19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8" calcext:value-type="float">
            <text:p>0.13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6" calcext:value-type="float">
            <text:p>0.19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4" calcext:value-type="float">
            <text:p>0.17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" calcext:value-type="float">
            <text:p>0.18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1" calcext:value-type="float">
            <text:p>0.19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5" calcext:value-type="float">
            <text:p>0.18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4" calcext:value-type="float">
            <text:p>0.17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2" calcext:value-type="float">
            <text:p>0.18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4" calcext:value-type="float">
            <text:p>0.204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2" calcext:value-type="float">
            <text:p>0.172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9" calcext:value-type="float">
            <text:p>0.18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" calcext:value-type="float">
            <text:p>0.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23:50:59.386115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9:16:09.777878331</meta:creation-date>
    <meta:generator>LibreOffice/6.0.7.3$Linux_X86_64 LibreOffice_project/00m0$Build-3</meta:generator>
    <dc:date>2019-11-22T00:43:09.453690193</dc:date>
    <meta:editing-duration>PT26M9S</meta:editing-duration>
    <meta:editing-cycles>3</meta:editing-cycles>
    <meta:document-statistic meta:table-count="1" meta:cell-count="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52cm" xlink:href=".." xlink:type="simple" chart:class="chart:line" chart:style-name="ch1">
        <chart:legend svg:x="0cm" svg:y="0cm" style:legend-expansion="custom" chartooo:width="15.998cm" chartooo:height="8.952cm" style:legend-expansion-aspect-ratio="1.78708668453977" chart:style-name="ch2"/>
        <chart:plot-area chart:style-name="ch3" table:cell-range-address="Sheet1.A7:Sheet1.B16" chart:data-source-has-labels="row" svg:x="0.319cm" svg:y="0.179cm" svg:width="15.36cm" svg:height="8.594cm">
          <chartooo:coordinate-region svg:x="0.755cm" svg:y="0.378cm" svg:width="14.737cm" svg:height="7.7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:Sheet1.B16" chart:label-cell-address="Sheet1.A7:Sheet1.A1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100 150 200 250 300 350 400 450 500</text:p>
                <text:list>
                  <text:list-item>
                    <text:p>50</text:p>
                  </text:list-item>
                  <text:list-item>
                    <text:p>100</text:p>
                  </text:list-item>
                  <text:list-item>
                    <text:p>150</text:p>
                  </text:list-item>
                  <text:list-item>
                    <text:p>200</text:p>
                  </text:list-item>
                  <text:list-item>
                    <text:p>250</text:p>
                  </text:list-item>
                  <text:list-item>
                    <text:p>300</text:p>
                  </text:list-item>
                  <text:list-item>
                    <text:p>350</text:p>
                  </text:list-item>
                  <text:list-item>
                    <text:p>400</text:p>
                  </text:list-item>
                  <text:list-item>
                    <text:p>450</text:p>
                  </text:list-item>
                  <text:list-item>
                    <text:p>500</text:p>
                  </text:list-item>
                </text:list>
                <draw:g>
                  <svg:desc>Sheet1.A7:Sheet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6">
                <text:p>7.86</text:p>
                <draw:g>
                  <svg:desc>Sheet1.B7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.N6:Sheet1.N15" svg:x="0.32cm" svg:y="0.18cm" svg:width="15.36cm" svg:height="8.64cm">
          <chartooo:coordinate-region svg:x="1.232cm" svg:y="0.38cm" svg:width="14.2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6:Sheet1.N1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2">
                <text:p>3.92</text:p>
                <draw:g>
                  <svg:desc>Sheet1.N6:Sheet1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svg:x="0.001cm" svg:y="0cm" style:legend-expansion="custom" chartooo:width="15.998cm" chartooo:height="9.005cm" style:legend-expansion-aspect-ratio="1.77656857301499" chart:style-name="ch2"/>
        <chart:plot-area chart:style-name="ch3" table:cell-range-address="Sheet1.B32:Sheet1.B51" svg:x="0.319cm" svg:y="0.18cm" svg:width="15.36cm" svg:height="8.645cm">
          <chartooo:coordinate-region svg:x="1.231cm" svg:y="0.379cm" svg:width="14.26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2:Sheet1.B51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6">
                <text:p>0.366</text:p>
                <draw:g>
                  <svg:desc>Sheet1.B3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